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3" table:style-name="ta1">
        <table:shapes>
          <draw:frame draw:z-index="0" draw:style-name="gr1" draw:text-style-name="P1" svg:width="18.259cm" svg:height="11.976cm" svg:x="3.918cm" svg:y="1.634cm">
            <draw:object draw:notify-on-update-of-ranges="data3.B1:data3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oad</text:p>
          </table:table-cell>
          <table:table-cell office:value-type="float" office:value="334.3" calcext:value-type="float">
            <text:p>334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spers</text:p>
          </table:table-cell>
          <table:table-cell office:value-type="float" office:value="27579.6" calcext:value-type="float">
            <text:p>2757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31:06.854674326</dc:date>
    <meta:editing-duration>PT4M21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6cm" svg:height="11.977cm" xlink:href=".." xlink:type="simple" chart:class="chart:bar" chart:style-name="ch1">
        <chart:title svg:x="7.47cm" svg:y="0.375cm" chart:style-name="ch2">
          <text:p>Length of string</text:p>
        </chart:title>
        <chart:plot-area chart:style-name="ch3" table:cell-range-address="data3.B1:data3.B101" svg:x="1.366cm" svg:y="1.419cm" svg:width="16.529cm" svg:height="9.348cm">
          <chart:coordinate-region svg:x="2.378cm" svg:y="1.621cm" svg:width="15.449cm" svg:height="8.207cm"/>
          <chart:axis chart:dimension="x" chart:name="primary-x" chart:style-name="ch4">
            <chart:title svg:x="9.086cm" svg:y="11.006cm" chart:style-name="ch5">
              <text:p>Basket</text:p>
            </chart:title>
          </chart:axis>
          <chart:axis chart:dimension="y" chart:name="primary-y" chart:style-name="ch6">
            <chart:title svg:x="0.451cm" svg:y="6.817cm" chart:style-name="ch7">
              <text:p>Collisions</text:p>
            </chart:title>
            <chart:grid chart:style-name="ch8" chart:class="major"/>
          </chart:axis>
          <chart:series chart:style-name="ch9" chart:values-cell-range-address="data3.B1:data3.B10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3.B1:data3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ChartBitmap_20_1" draw:display-name="ChartBitmap 1" xlink:href="Pictures/100000000000020000000200B7DA4DD4BAECD386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ChartTransparencyGradient_20_1" draw:display-name="ChartTransparencyGradient 1" draw:style="axial" draw:start="100%" draw:end="0%" draw:angle="0deg" draw:border="0%"/>
  </office:styles>
</office:document-styles>
</file>